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b1ece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0d303c"/>
    </style:style>
    <style:style style:name="P15" style:family="paragraph" style:parent-style-name="Table_20_Contents">
      <style:text-properties officeooo:rsid="000d303c" officeooo:paragraph-rsid="000d303c"/>
    </style:style>
    <style:style style:name="P16" style:family="paragraph" style:parent-style-name="Heading_20_1" style:master-page-name="First_20_Page">
      <style:paragraph-properties style:page-number="auto"/>
    </style:style>
    <style:style style:name="P17" style:family="paragraph" style:parent-style-name="Heading_20_1" style:master-page-name="First_20_Page">
      <style:paragraph-properties style:page-number="auto"/>
      <style:text-properties officeooo:paragraph-rsid="000aae88"/>
    </style:style>
    <style:style style:name="P18" style:family="paragraph" style:parent-style-name="Table_20_Contents">
      <style:text-properties fo:font-weight="bold" officeooo:rsid="000f67fd" officeooo:paragraph-rsid="000e220f" style:font-weight-asian="bold" style:font-weight-complex="bold"/>
    </style:style>
    <style:style style:name="P19" style:family="paragraph">
      <style:paragraph-properties style:writing-mode="lr-tb"/>
    </style:style>
    <style:style style:name="P20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0d303c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style:font-name="Times New Roman" fo:font-size="12pt" style:font-name-asian="ArialMT" style:font-size-asian="12pt" style:font-name-complex="ArialMT" style:font-size-complex="12pt"/>
    </style:style>
    <style:style style:name="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11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style:font-name="Arial" fo:font-size="14pt" fo:font-weight="bold" officeooo:rsid="000b4957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4" style:family="text">
      <style:text-properties fo:font-size="8pt" style:font-size-asian="8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officeooo:rsid="0007ca56"/>
    </style:style>
    <style:style style:name="T20" style:family="text">
      <style:text-properties officeooo:rsid="000d418d"/>
    </style:style>
    <style:style style:name="T21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319439200832" text:id="ct140319439200832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319436899168" text:id="ct14031943689916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319376081392" text:id="ct140319376081392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7" text:outline-level="1"><text:change text:change-id="ct140319439200832"/>Adopted as a NMRA <text:span text:style-name="T19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8">Adopted</text:span> column in the <text:span text:style-name="T17">Version History</text:span> table below.</text:p>
      <text:h text:style-name="Heading_20_1" text:outline-level="1"><text:change text:change-id="ct140319436899168"/><text:change-start text:change-id="ct140319376081392"/>Version History<text:change-end text:change-id="ct140319376081392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<text:span text:style-name="T20">submitted for public comment</text:span>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p text:style-name="P18"><text:span text:style-name="Page_20_Number"><text:span text:style-name="T5">Feb 20, 2016</text:span></text:span></text:p>
          </table:table-cell>
          <table:table-cell table:style-name="Table2.C2" office:value-type="string">
            <text:p text:style-name="P15">Minor grammatical corrections and readability improvements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b1ece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0b4957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27T16:26:34.389131991" text:date-adjust="PT1440H00M00S">Apr 27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Configuration Description Information (CDI)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TN-</text:span><text:span text:style-name="MT12">9.7.4.1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2</meta:editing-cycles>
    <meta:editing-duration>PT19H55M16S</meta:editing-duration>
    <meta:generator>LibreOffice/4.4.0.3$MacOSX_X86_64 LibreOffice_project/de093506bcdc5fafd9023ee680b8c60e3e0645d7</meta:generator>
    <dc:date>2016-02-27T16:26:34.280851000</dc:date>
    <meta:printed-by>Bob Jacobsen</meta:printed-by>
    <meta:print-date>2010-09-15T08:46:04</meta:print-date>
    <meta:document-statistic meta:table-count="2" meta:image-count="1" meta:object-count="0" meta:page-count="1" meta:paragraph-count="17" meta:word-count="95" meta:character-count="599" meta:non-whitespace-character-count="514"/>
  </office:meta>
</office:document-meta>
</file>